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FreeSans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fo:text-align="center" style:justify-single-word="false"/>
    </style:style>
    <style:style style:name="P5" style:family="paragraph" style:parent-style-name="Standard">
      <style:paragraph-properties fo:margin-top="0in" fo:margin-bottom="0in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in" fo:text-align="start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in" fo:text-align="start" style:justify-single-word="false"/>
    </style:style>
    <style:style style:name="P8" style:family="paragraph" style:parent-style-name="Standard">
      <style:paragraph-properties fo:margin-top="0in" fo:margin-bottom="0.139in" fo:line-height="115%" fo:text-align="start" style:justify-single-word="false" fo:orphans="2" fo:widows="2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20pt" fo:font-weight="bold" style:font-size-asian="20pt" style:font-weight-asian="bold" style:font-size-complex="20pt"/>
    </style:style>
    <style:style style:name="T2" style:family="text">
      <style:text-properties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U N I V E R S I T A S <text:s text:c="2"/>G U N A D A R M A</text:span></text:p>
      <text:p text:style-name="P1"><text:span text:style-name="T2">FAKULTAS TEKNOLOGI INDUSTRI</text:span></text:p>
      <text:p text:style-name="P2"/>
      <text:p text:style-name="P2"/>
      <text:p text:style-name="P2"/>
      <text:p text:style-name="P1"><text:bookmark-start text:name="__DdeLink__60_7080159"/><text:bookmark-start text:name="__DdeLink__156_392635731"/><text:span text:style-name="T2">IMPLEMENTASI APLIKASI </text:span><text:bookmark text:name="_GoBack"/><text:span text:style-name="T2">SISTEM PENUNJANG KEPUTUSAN PENERIMAAN ASISTEN LABORATORIUM TEKNIK INFORMATIKA DENGAN ALGORITMA FMADM METODE </text:span><text:bookmark-end text:name="__DdeLink__156_392635731"/><text:span text:style-name="T2">WEIGHTED PRODUCT BERBASIS FRAMEWORK CODEIGNITER</text:span><text:bookmark-end text:name="__DdeLink__60_7080159"/></text:p>
      <text:p text:style-name="P3"/>
      <text:p text:style-name="P4"><text:span text:style-name="T3">Disusun oleh:</text:span></text:p>
      <text:p text:style-name="P5"/>
      <text:p text:style-name="P7"><text:span text:style-name="T3"><text:tab/><text:tab/><text:tab/><text:tab/>Nama<text:tab/><text:tab/>: Johan</text:span></text:p>
      <text:p text:style-name="P7"><text:span text:style-name="T3"><text:tab/><text:tab/><text:tab/><text:tab/>NPM <text:tab/><text:tab/>: 53412949</text:span></text:p>
      <text:p text:style-name="P7"><text:span text:style-name="T3"><text:tab/><text:tab/><text:tab/><text:tab/>Fakultas<text:tab/>: Teknologi Industri</text:span></text:p>
      <text:p text:style-name="P7"><text:span text:style-name="T3"><text:tab/><text:tab/><text:tab/><text:tab/>Jurusan<text:tab/>: Teknik Informatika</text:span></text:p>
      <text:p text:style-name="P7"><text:span text:style-name="T3"><text:tab/><text:tab/><text:tab/><text:tab/>Pembimbing<text:tab/>: DR. Suryadi ,MT</text:span></text:p>
      <text:p text:style-name="P6"/>
      <text:p text:style-name="P5"/>
      <text:p text:style-name="P5"/>
      <text:p text:style-name="P4"><text:span text:style-name="T2">Diajukan Guna Melengkapi Sebagian Syarat Dalam Mencapai </text:span></text:p>
      <text:p text:style-name="P4"><text:span text:style-name="T2">Gelar Sarjana <text:s/></text:span></text:p>
      <text:p text:style-name="P4"><text:span text:style-name="T2">Universitas Gunadarma</text:span></text:p>
      <text:p text:style-name="P4"><text:span text:style-name="T2">2016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" svg:font-family="'DejaVu Sans'" style:font-family-generic="swiss"/>
    <style:font-face style:name="FreeSans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font-name-asian="Calibri1" style:font-size-asian="10pt" style:language-asian="zh" style:country-asian="CN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text-align="start" style:justify-single-word="false" fo:orphans="2" fo:widows="2" style:writing-mode="lr-tb"/>
      <style:text-properties fo:color="#00000a" style:font-name="Calibri" fo:font-size="11pt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default-outline-level="" style:list-style-name="" style:class="list">
      <style:text-properties style:font-name-complex="Free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ext_20_Body" style:display-name="Text Body" style:family="paragraph" style:parent-style-name="Standard" style:default-outline-level="" style:list-style-name="">
      <style:paragraph-properties fo:margin-top="0in" fo:margin-bottom="0.0972in" fo:line-height="120%"/>
    </style:style>
    <style:style style:name="Caption1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Calibri1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0.9839in" style:writing-mode="lr-tb" style:layout-grid-color="#c0c0c0" style:layout-grid-lines="38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3914-08-01T19:27:00</meta:creation-date>
    <meta:initial-creator>Irwan</meta:initial-creator>
    <dc:creator>Johan Nainggolan</dc:creator>
    <dc:date>2016-07-15T22:17:14</dc:date>
    <dc:title>U N I V E R S I T A S   G U N A D A R M A</dc:title>
    <meta:editing-duration>P16570DT2H9M25S</meta:editing-duration>
    <meta:generator>OpenOffice/4.1.2$Unix OpenOffice.org_project/412m3$Build-9782</meta:generator>
    <meta:document-statistic meta:table-count="0" meta:image-count="0" meta:object-count="0" meta:page-count="1" meta:paragraph-count="13" meta:word-count="75" meta:character-count="488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